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18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26" style:family="table-cell" style:parent-style-name="Default" style:data-style-name="N0"/>
    <style:style style:name="ce27" style:family="table-cell" style:parent-style-name="Default">
      <style:text-properties fo:color="#407927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1:Zeit0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024" table:default-cell-style-name="ce2"/>
        <table:table-row table:style-name="ro1">
          <table:table-cell table:style-name="ce5" table:formula="of:=[Zeit0.A1]*[$Verteilung.Q5] +[Zeit0.B1]*[$Verteilung.T5]+[Zeit0.B2]*[$Verteilung.T8]+[Zeit0.A2]*[$Verteilung.Q8]" office:value-type="float" office:value="89.9703329590363" calcext:value-type="float">
            <text:p>89,970332959036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024" table:default-cell-style-name="ce2"/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04" calcext:value-type="float">
            <text:p>304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024" table:default-cell-style-name="ce2"/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2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/>
          <table:table-cell table:number-columns-repeated="3"/>
          <table:table-cell table:style-name="ce20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27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2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2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2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2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26" table:number-columns-repeated="9"/>
          <table:table-cell table:number-columns-repeated="999"/>
        </table:table-row>
        <table:table-row table:style-name="ro3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2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2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style-name="ce18" office:value-type="string" calcext:value-type="string">
            <text:p>hor/vert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2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2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2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2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26" table:number-columns-repeated="9"/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2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2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2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2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3:42:10.539555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5T13:57:51.283960000</dc:date>
    <dc:creator>Engelbert Niehaus</dc:creator>
    <meta:editing-duration>PT2H16M26S</meta:editing-duration>
    <meta:editing-cycles>7</meta:editing-cycles>
    <meta:generator>LibreOffice/6.0.6.2$MacOSX_X86_64 LibreOffice_project/0c292870b25a325b5ed35f6b45599d2ea4458e77</meta:generator>
    <meta:document-statistic meta:table-count="5" meta:cell-count="249" meta:object-count="0"/>
  </office:meta>
</office:document-meta>
</file>